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64d" officeooo:paragraph-rsid="0005a64d"/>
    </style:style>
    <style:style style:name="P2" style:family="paragraph" style:parent-style-name="Standard">
      <style:text-properties officeooo:rsid="0007deb9" officeooo:paragraph-rsid="0007deb9"/>
    </style:style>
    <style:style style:name="P3" style:family="paragraph" style:parent-style-name="Standard">
      <style:text-properties officeooo:rsid="0009429c" officeooo:paragraph-rsid="0009429c"/>
    </style:style>
    <style:style style:name="P4" style:family="paragraph" style:parent-style-name="Standard">
      <style:text-properties officeooo:rsid="000a2602" officeooo:paragraph-rsid="000a2602"/>
    </style:style>
    <style:style style:name="P5" style:family="paragraph" style:parent-style-name="Standard">
      <style:paragraph-properties fo:padding="0.0291in" fo:border-left="none" fo:border-right="none" fo:border-top="none" fo:border-bottom="0.06pt solid #000000" style:join-border="false"/>
      <style:text-properties officeooo:rsid="0005a64d" officeooo:paragraph-rsid="0005a64d"/>
    </style:style>
    <style:style style:name="P6" style:family="paragraph" style:parent-style-name="Standard">
      <style:paragraph-properties fo:padding="0.0291in" fo:border-left="none" fo:border-right="none" fo:border-top="none" fo:border-bottom="0.06pt solid #000000" style:join-border="false"/>
      <style:text-properties officeooo:rsid="0007deb9" officeooo:paragraph-rsid="0007deb9"/>
    </style:style>
    <style:style style:name="P7" style:family="paragraph" style:parent-style-name="Standard">
      <style:paragraph-properties fo:padding="0.0291in" fo:border-left="none" fo:border-right="none" fo:border-top="none" fo:border-bottom="0.06pt solid #000000" style:join-border="false"/>
      <style:text-properties officeooo:rsid="0009429c" officeooo:paragraph-rsid="0009429c"/>
    </style:style>
    <style:style style:name="P8" style:family="paragraph" style:parent-style-name="Standard">
      <style:paragraph-properties fo:padding="0.0291in" fo:border-left="none" fo:border-right="none" fo:border-top="none" fo:border-bottom="0.06pt solid #000000" style:join-border="false"/>
      <style:text-properties officeooo:rsid="000a2602" officeooo:paragraph-rsid="000a2602"/>
    </style:style>
    <style:style style:name="T1" style:family="text">
      <style:text-properties officeooo:rsid="00090951"/>
    </style:style>
    <style:style style:name="T2" style:family="text">
      <style:text-properties officeooo:rsid="000ce7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the controlpad commission engine demo for affiliate accounts</text:p>
      <text:p text:style-name="P1"/>
      <text:p text:style-name="P2">The affiliate section was created to help give affiliates the information they need and desire</text:p>
      <text:p text:style-name="P5"/>
      <text:p text:style-name="P1"/>
      <text:p text:style-name="P2">While inside the master account we are going to edit a users email in a given system</text:p>
      <text:p text:style-name="P2"/>
      <text:p text:style-name="P2">This also can be updated through the API</text:p>
      <text:p text:style-name="P2"/>
      <text:p text:style-name="P2">Now we need to switch to the affiliate account. </text:p>
      <text:p text:style-name="P2"/>
      <text:p text:style-name="P2">The siteid and systemid is synonymous. The siteid can be specified on the querystring to allow ease of use for affiliates following a link from your companies website</text:p>
      <text:p text:style-name="P2"/>
      <text:p text:style-name="P2">(qstring siteid=306873)</text:p>
      <text:p text:style-name="P2"/>
      <text:p text:style-name="P2">Affiliates <text:span text:style-name="T1">with their email address</text:span> in the system <text:span text:style-name="T1">can recover their password, but for now we are just going to login to speed things up</text:span></text:p>
      <text:p text:style-name="P6"/>
      <text:p text:style-name="P2"/>
      <text:p text:style-name="P3">After logging in there is displayed a bunch of information that will give you better insight. The data will also help an affiliate make better decisions on how to push product</text:p>
      <text:p text:style-name="P7"/>
      <text:p text:style-name="P3"/>
      <text:p text:style-name="P4">An affiliate can run a real-time projection of themselves through out the day to get better insight as to how close they are to hitting their goals</text:p>
      <text:p text:style-name="P4"/>
      <text:p text:style-name="P4">An affiliate has access to all sorts of data.</text:p>
      <text:p text:style-name="P4"/>
      <text:p text:style-name="P4">Data such as payments made to them, commissions, achievement bonuses, bonuses, viewing of their own ledger AND most of all… each individual breakdown amount that added together creates their commission check in the end.</text:p>
      <text:p text:style-name="P4"/>
      <text:p text:style-name="P4">They have access to their own statistical information and eventually <text:span text:style-name="T2">will have </text:span>access to their downlines statistical <text:s/>information soon to come.</text:p>
      <text:p text:style-name="P8"/>
      <text:p text:style-name="P4"/>
      <text:p text:style-name="P4">The last tool is graphical viewing of their downline. With the ability to drill down as far as they want to go</text:p>
      <text:p text:style-name="P8"/>
      <text:p text:style-name="P4"/>
      <text:p text:style-name="P4">Thank you for watching the demo</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30:16.636868028</meta:creation-date>
    <dc:date>2017-04-12T15:21:15.499433639</dc:date>
    <meta:editing-duration>PT26M47S</meta:editing-duration>
    <meta:editing-cycles>2</meta:editing-cycles>
    <meta:generator>LibreOffice/5.1.6.2$Linux_X86_64 LibreOffice_project/10m0$Build-2</meta:generator>
    <meta:print-date>2017-04-12T14:54:58.929843232</meta:print-date>
    <meta:document-statistic meta:table-count="0" meta:image-count="0" meta:object-count="0" meta:page-count="1" meta:paragraph-count="15" meta:word-count="264" meta:character-count="1531" meta:non-whitespace-character-count="1280"/>
  </office:meta>
</office:document-meta>
</file>